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8c11b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a90a4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43e0b2"/>
    </style:style>
    <style:style style:name="P6" style:family="paragraph" style:parent-style-name="Standard">
      <style:text-properties style:font-name="FreeSans1" officeooo:rsid="004586ce" officeooo:paragraph-rsid="003daa37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e6cf1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586ce"/>
    </style:style>
    <style:style style:name="P11" style:family="paragraph" style:parent-style-name="Standard">
      <style:text-properties style:font-name="BetecknaLowerCase1" officeooo:rsid="001290e9" officeooo:paragraph-rsid="003f1d78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text-properties style:font-name="BetecknaLowerCase1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fo:font-size="48pt" officeooo:rsid="003f1d78" style:font-size-asian="48pt" style:font-size-complex="48pt"/>
    </style:style>
    <style:style style:name="T3" style:family="text">
      <style:text-properties officeooo:rsid="003f1d78" style:font-size-complex="6pt"/>
    </style:style>
    <style:style style:name="T4" style:family="text">
      <style:text-properties fo:font-size="6pt" officeooo:rsid="003ce3eb" style:font-size-asian="6pt" style:font-size-complex="6pt"/>
    </style:style>
    <style:style style:name="T5" style:family="text">
      <style:text-properties fo:font-size="14pt" officeooo:rsid="003ce3eb" style:font-size-asian="14pt" style:font-size-complex="14pt"/>
    </style:style>
    <style:style style:name="T6" style:family="text">
      <style:text-properties officeooo:rsid="003f1d78"/>
    </style:style>
    <style:style style:name="T7" style:family="text">
      <style:text-properties officeooo:rsid="001f5956"/>
    </style:style>
    <style:style style:name="T8" style:family="text">
      <style:text-properties style:font-name="FreeSans1"/>
    </style:style>
    <style:style style:name="T9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0.237cm" svg:height="0.579cm" svg:x="15.476cm" svg:y="3.933cm">
        <draw:text-box>
          <text:p><text:span text:style-name="T8">1</text:span></text:p>
        </draw:text-box>
      </draw:frame>
      <draw:frame text:anchor-type="page" text:anchor-page-number="1" draw:z-index="1" draw:style-name="gr1" draw:text-style-name="P13" svg:width="0.237cm" svg:height="0.579cm" svg:x="15.476cm" svg:y="4.821cm">
        <draw:text-box>
          <text:p><text:span text:style-name="T8">2</text:span></text:p>
        </draw:text-box>
      </draw:frame>
      <draw:line text:anchor-type="page" text:anchor-page-number="1" draw:z-index="2" draw:style-name="gr2" draw:text-style-name="P14" svg:x1="16.993cm" svg:y1="3.628cm" svg:x2="15.476cm" svg:y2="5.932cm">
        <text:p/>
      </draw:line>
      <draw:line text:anchor-type="page" text:anchor-page-number="1" draw:z-index="4" draw:style-name="gr4" draw:text-style-name="P14" svg:x1="15.589cm" svg:y1="3.678cm" svg:x2="17.203cm" svg:y2="5.982cm">
        <text:p/>
      </draw:line>
      <draw:frame text:anchor-type="page" text:anchor-page-number="1" draw:z-index="7" draw:style-name="gr5" draw:text-style-name="P16" svg:width="4.358cm" svg:height="6.111cm" svg:x="14.697cm" svg:y="1.579cm">
        <draw:text-box>
          <text:p><text:span text:style-name="T9">X</text:span></text:p>
        </draw:text-box>
      </draw:frame>
      <text:p text:style-name="P7">LATIN CAPITAL LETTER <text:span text:style-name="T6">X</text:span></text:p>
      <text:p text:style-name="P8">Das große <text:span text:style-name="T6">Iks</text:span></text:p>
      <text:p text:style-name="P3"/>
      <text:p text:style-name="P6">Xylophon</text:p>
      <text:p text:style-name="P4"><draw:polygon text:anchor-type="paragraph" draw:z-index="3" draw:style-name="gr3" draw:text-style-name="P15" svg:width="0.168cm" svg:height="0.263cm" draw:transform="rotate (-0.543495529071035) translate (14.2963194444444cm 0.661458333333318cm)" svg:viewBox="0 0 169 264" draw:points="0,0 11,202 153,264 169,79"><text:p/></draw:polygon><draw:polygon text:anchor-type="paragraph" draw:z-index="5" draw:style-name="gr3" draw:text-style-name="P15" svg:width="0.443cm" svg:height="0.387cm" draw:transform="rotate (-0.543495529071035) translate (14.4956388888889cm 0.966611111111105cm)" svg:viewBox="0 0 444 388" draw:points="0,0 11,202 439,388 444,199"><text:p/></draw:polygon><draw:polygon text:anchor-type="paragraph" draw:z-index="6" draw:style-name="gr3" draw:text-style-name="P15" svg:width="0.443cm" svg:height="0.388cm" draw:transform="rotate (-2.59949338792036) translate (14.8758172753206cm 0.464231914158029cm)" svg:viewBox="0 0 444 389" draw:points="444,0 433,202 6,389 0,200"><text:p/></draw:polygon><text:span text:style-name="Outline_5f_very_5f_large"><text:span text:style-name="T6">XXXXX</text:span></text:span></text:p>
      <text:p text:style-name="P5"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text:span text:style-name="Outline_5f_large"><text:span text:style-name="T5"> </text:span></text:span><text:span text:style-name="Outline_5f_large"><text:span text:style-name="T2">X</text:span></text:span></text:p>
      <text:p text:style-name="P11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text:span text:style-name="Outline"><text:span text:style-name="T4">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text:s/>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text:span text:style-name="Outline"><text:span text:style-name="T4"> </text:span></text:span><text:span text:style-name="Outline"><text:span text:style-name="T3">X</text:span></text:span></text:p>
      <text:p text:style-name="P10"><draw:line text:anchor-type="paragraph" draw:z-index="8" draw:style-name="gr6" draw:text-style-name="P15" svg:x1="0cm" svg:y1="0.319cm" svg:x2="17cm" svg:y2="0.319cm"><text:p/></draw:line><draw:line text:anchor-type="paragraph" draw:z-index="9" draw:style-name="gr6" draw:text-style-name="P15" svg:x1="0cm" svg:y1="0.72cm" svg:x2="17cm" svg:y2="0.72cm"><text:p/></draw:line><draw:line text:anchor-type="paragraph" draw:z-index="10" draw:style-name="gr6" draw:text-style-name="P15" svg:x1="0cm" svg:y1="0.921cm" svg:x2="17cm" svg:y2="0.921cm"><text:p/></draw:line><draw:line text:anchor-type="paragraph" draw:z-index="11" draw:style-name="gr6" draw:text-style-name="P15" svg:x1="0cm" svg:y1="0.52cm" svg:x2="17cm" svg:y2="0.52cm"><text:p/></draw:line><text:span text:style-name="Outline"><text:span text:style-name="T4"> </text:span></text:span><text:span text:style-name="Outline"><text:span text:style-name="T3">X</text:span></text:span></text:p>
      <text:p text:style-name="P9"><draw:line text:anchor-type="paragraph" draw:z-index="12" draw:style-name="gr6" draw:text-style-name="P15" svg:x1="0cm" svg:y1="0.319cm" svg:x2="17cm" svg:y2="0.319cm"><text:p/></draw:line><draw:line text:anchor-type="paragraph" draw:z-index="13" draw:style-name="gr6" draw:text-style-name="P15" svg:x1="0cm" svg:y1="0.921cm" svg:x2="17cm" svg:y2="0.921cm"><text:p/></draw:line><text:span text:style-name="Outline"><text:span text:style-name="T3">X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7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2:43.327448018</dc:date>
    <dc:creator>Stephan Kreutzer</dc:creator>
    <meta:editing-duration>PT1H51M40S</meta:editing-duration>
    <meta:editing-cycles>6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365" meta:character-count="917" meta:non-whitespace-character-count="533"/>
  </office:meta>
</office:document-meta>
</file>